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19812F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23cm"/>
    </style:style>
    <style:style style:name="gr2" style:family="graphic">
      <style:graphic-properties style:protect="size"/>
    </style:style>
    <style:style style:name="pr1" style:family="presentation" style:parent-style-name="lyt-bluelinesgrad-outline1">
      <style:graphic-properties fo:min-height="12.18cm"/>
    </style:style>
    <style:style style:name="pr2" style:family="presentation" style:parent-style-name="lyt-bluelinesgrad-title">
      <style:graphic-properties draw:auto-grow-height="true" fo:min-height="3.506cm"/>
    </style:style>
    <style:style style:name="pr3" style:family="presentation" style:parent-style-name="lyt-bluelinesgrad-notes">
      <style:graphic-properties draw:fill-color="#ffffff" fo:min-height="13.364cm"/>
    </style:style>
    <style:style style:name="pr4" style:family="presentation" style:parent-style-name="lyt-bluelinesgrad-title">
      <style:graphic-properties fo:min-height="3.506cm"/>
    </style:style>
    <style:style style:name="P1" style:family="paragraph">
      <style:text-properties fo:color="#ffffff" fo:font-size="18pt"/>
    </style:style>
    <style:style style:name="P2" style:family="paragraph">
      <style:text-properties style:font-size-asian="28.1000003814697pt"/>
    </style:style>
    <style:style style:name="P3" style:family="paragraph">
      <style:paragraph-properties fo:text-align="end"/>
    </style:style>
    <style:style style:name="T1" style:family="text">
      <style:text-properties fo:color="#ffffff" fo:font-family="TakaoPGothic" style:font-family-generic="roman" style:font-pitch="variable" fo:font-size="18pt" style:letter-kerning="true" style:font-size-asian="18pt" style:font-family-complex="'Lohit Hindi'" style:font-family-generic-complex="system" style:font-pitch-complex="variable" style:font-size-complex="18pt"/>
    </style:style>
    <style:style style:name="T2" style:family="text">
      <style:text-properties fo:font-size="20pt" style:font-size-asian="20pt" style:font-size-complex="20pt"/>
    </style:style>
    <text:list-style style:name="L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 xml:id="id1" draw:id="id1">
        <office:forms form:automatic-focus="false" form:apply-design-mode="false"/>
        <draw:frame presentation:style-name="pr1" draw:layer="layout" svg:width="25.199cm" svg:height="12.18cm" svg:x="1.4cm" svg:y="6.014cm" presentation:class="outline">
          <draw:text-box>
            <text:list text:style-name="L1">
              <text:list-item>
                <text:p>使用したロボット</text:p>
                <text:list>
                  <text:list-item>
                    <text:p>NAO</text:p>
                  </text:list-item>
                </text:list>
              </text:list-item>
              <text:list-item>
                <text:p>発想</text:p>
                <text:list>
                  <text:list-item>
                    <text:p>画像認識でなんらかの知能をもたせたい</text:p>
                  </text:list-item>
                </text:list>
              </text:list-item>
              <text:list-item>
                <text:p>目標</text:p>
                <text:list>
                  <text:list-item>
                    <text:p>ボールが何処にあるのかを探し、ボールの位置まで歩いて持ち上げる</text:p>
                  </text:list-item>
                </text:list>
              </text:list-item>
            </text:list>
          </draw:text-box>
        </draw:frame>
        <draw:frame presentation:style-name="pr2" draw:layer="layout" svg:width="25.199cm" svg:height="3.506cm" svg:x="1.4cm" svg:y="1cm" presentation:class="title" presentation:user-transformed="true">
          <draw:text-box>
            <text:p>ゼミ発表</text:p>
          </draw:text-box>
        </draw:frame>
        <draw:frame draw:style-name="gr1" draw:text-style-name="P1" draw:layer="layout" svg:width="6.8cm" svg:height="3.473cm" svg:x="20.2cm" svg:y="1.527cm">
          <draw:text-box>
            <text:p><text:span text:style-name="T1">２０１３年度冬学期</text:span></text:p>
            <text:p><text:span text:style-name="T1"/></text:p>
            <text:p><text:span text:style-name="T1">130255</text:span></text:p>
            <text:p><text:span text:style-name="T1">オウ　チ　ユン</text:span></text:p>
          </draw:text-box>
        </draw:frame>
        <anim:par presentation:node-type="timing-root">
          <anim:par smil:begin="id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lyt-bluelinesgrad"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1" draw:layer="layout" svg:width="25.199cm" svg:height="12.18cm" svg:x="1.4cm" svg:y="6.014cm" presentation:class="outline">
          <draw:text-box>
            <text:list text:style-name="L1">
              <text:list-item>
                <text:p>実際に出来上がったもの</text:p>
                <text:list>
                  <text:list-item>
                    <text:p>他のNAOを探し、見つかったら挨拶する</text:p>
                  </text:list-item>
                </text:list>
                <text:p/>
              </text:list-item>
              <text:list-item>
                <text:p>原理</text:p>
                <text:list>
                  <text:list-item>
                    <text:p>色検出で他のNAOの位置を常に中心にあるように頭の向きを換えたり、体を回転したりする。</text:p>
                    <text:p/>
                    <text:p text:style-name="P3">Next:Video</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lyt-bluelinesgrad"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1" draw:layer="layout" svg:width="25.199cm" svg:height="12.18cm" svg:x="1.4cm" svg:y="6.014cm" presentation:class="outline" presentation:placeholder="true">
          <draw:text-box/>
        </draw:frame>
        <draw:frame draw:style-name="standard" draw:layer="layout" svg:width="17.8cm" svg:height="9.8cm" svg:x="5.4cm" svg:y="7cm">
          <draw:plugin xlink:href="../nao.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1" xml:id="id2" draw:id="id2">
        <office:forms form:automatic-focus="false" form:apply-design-mode="false"/>
        <draw:frame presentation:style-name="pr4" draw:layer="layout" svg:width="25.199cm" svg:height="3.506cm" svg:x="1.4cm" svg:y="0.837cm" presentation:class="title">
          <draw:text-box>
            <text:list text:style-name="L2">
              <text:list-header>
                <text:p>プログラムを立ち上げる方法</text:p>
              </text:list-header>
            </text:list>
          </draw:text-box>
        </draw:frame>
        <draw:frame presentation:style-name="pr1" draw:layer="layout" svg:width="25.199cm" svg:height="12.537cm" svg:x="1.4cm" svg:y="6.014cm" presentation:class="outline" presentation:user-transformed="true">
          <draw:text-box>
            <text:list text:style-name="L1">
              <text:list-item>
                <text:p>Roscore</text:p>
              </text:list-item>
              <text:list-item>
                <text:p>rosrun nao_driver nao_camera.py –pip=garnet.jsk.imi.i.u-tokyo.ac.jp <text:s text:c="2"/></text:p>
                <text:list>
                  <text:list-item>
                    <text:p><text:span text:style-name="T2">nao</text:span><text:span text:style-name="T2">のカメラ情報の</text:span><text:span text:style-name="T2">node</text:span></text:p>
                  </text:list-item>
                </text:list>
              </text:list-item>
              <text:list-item>
                <text:p>rosrun semi_nao semi_tracker image:=/image_raw </text:p>
                <text:list>
                  <text:list-item>
                    <text:p><text:span text:style-name="T2">自作した</text:span><text:span text:style-name="T2">semi_nao</text:span><text:span text:style-name="T2">という</text:span><text:span text:style-name="T2">package</text:span><text:span text:style-name="T2">の中の画像認識をする</text:span><text:span text:style-name="T2">semi_tracker</text:span><text:span text:style-name="T2">とう</text:span><text:span text:style-name="T2">node</text:span><text:span text:style-name="T2">を立ち上げる。</text:span><text:span text:style-name="T2">image_raw</text:span><text:span text:style-name="T2">とは、</text:span><text:span text:style-name="T2">nao_camera.py</text:span><text:span text:style-name="T2">から</text:span><text:span text:style-name="T2">publish</text:span><text:span text:style-name="T2">されたカメラの画像</text:span></text:p>
                  </text:list-item>
                </text:list>
              </text:list-item>
              <text:list-item>
                <text:p><text:span text:style-name="T2">roslaunch nao_driver nao_driver.launch nao_ip:=garnet.jsk.imi.i.u-tokyo.ac.jp</text:span></text:p>
              </text:list-item>
              <text:list-item>
                <text:p><text:span text:style-name="T2">最後に</text:span><text:span text:style-name="T2">euslisp</text:span><text:span text:style-name="T2">で自作した</text:span><text:span text:style-name="T2">NAO</text:span><text:span text:style-name="T2">の動作コード</text:span><text:span text:style-name="T2">nao_move_head.l</text:span><text:span text:style-name="T2">を立ち上げればいい</text:span></text:p>
              </text:list-item>
            </text:list>
          </draw:text-box>
        </draw:frame>
        <anim:par presentation:node-type="timing-root">
          <anim:par smil:begin="id2.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1" xml:id="id3" draw:id="id3">
        <office:forms form:automatic-focus="false" form:apply-design-mode="false"/>
        <draw:frame presentation:style-name="pr4" draw:layer="layout" svg:width="25.199cm" svg:height="3.506cm" svg:x="1.4cm" svg:y="0.837cm" presentation:class="title">
          <draw:text-box>
            <text:p>semi_tracker.cppの説明</text:p>
          </draw:text-box>
        </draw:frame>
        <draw:frame presentation:style-name="pr1" draw:layer="layout" svg:width="25.199cm" svg:height="12.18cm" svg:x="1.4cm" svg:y="6.014cm" presentation:class="outline">
          <draw:text-box>
            <text:list text:style-name="L1">
              <text:list-item>
                <text:p>nao_camera.pyがpublishしたものはそのままOpenCVで使えないので、cv_bridgeを使ってMat形式に変換</text:p>
              </text:list-item>
              <text:list-item>
                <text:p>画像処理の流れとして、まずRGB空間からHSV空間に変換し、GetThresholdedImage()で指定した範囲について二値化し、最後にtrackObject()で画像モーメントを計算することで位置を計算する</text:p>
              </text:list-item>
              <text:list-item>
                <text:p>得られた位置をgeometry_msgs::PointStampedとしてpublishする</text:p>
              </text:list-item>
            </text:list>
          </draw:text-box>
        </draw:frame>
        <anim:par presentation:node-type="timing-root">
          <anim:par smil:begin="id3.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1T1" xml:id="id4" draw:id="id4">
        <office:forms form:automatic-focus="false" form:apply-design-mode="false"/>
        <draw:frame presentation:style-name="pr4" draw:layer="layout" svg:width="25.199cm" svg:height="3.506cm" svg:x="1.4cm" svg:y="0.837cm" presentation:class="title">
          <draw:text-box>
            <text:p>nao_move_head.lの説明</text:p>
          </draw:text-box>
        </draw:frame>
        <draw:frame presentation:style-name="pr1" draw:layer="layout" svg:width="25.199cm" svg:height="12.18cm" svg:x="1.4cm" svg:y="6.014cm" presentation:class="outline">
          <draw:text-box>
            <text:list text:style-name="L1">
              <text:list-item>
                <text:p>簡単に言えば２ケースしかない</text:p>
                <text:list>
                  <text:list-item>
                    <text:p>一つ目はsubscribeした点を常に中央にあるように、P制御で頭の角度を変えたりする</text:p>
                  </text:list-item>
                  <text:list-item>
                    <text:p>二つ目は、頭の角度が70度を越えたら、体ごとに回転させる</text:p>
                  </text:list-item>
                  <text:list-item>
                    <text:p>最後、点が視線の中心に来たら、挨拶する</text:p>
                  </text:list-item>
                </text:list>
              </text:list-item>
            </text:list>
          </draw:text-box>
        </draw:frame>
        <anim:par presentation:node-type="timing-root">
          <anim:par smil:begin="id4.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1T1" xml:id="id5" draw:id="id5">
        <office:forms form:automatic-focus="false" form:apply-design-mode="false"/>
        <draw:frame presentation:style-name="pr4" draw:layer="layout" svg:width="25.199cm" svg:height="3.506cm" svg:x="1.4cm" svg:y="0.837cm" presentation:class="title">
          <draw:text-box>
            <text:p>工夫したところ</text:p>
          </draw:text-box>
        </draw:frame>
        <draw:frame presentation:style-name="pr1" draw:layer="layout" svg:width="25.199cm" svg:height="12.18cm" svg:x="1.4cm" svg:y="6.014cm" presentation:class="outline" presentation:user-transformed="true">
          <draw:text-box>
            <text:list text:style-name="L1">
              <text:list-item>
                <text:p>NAOのカメラ情報の取りたし方のみで、かなり時間がかかった</text:p>
              </text:list-item>
              <text:list-item>
                <text:p>研究室のようなノイズが多い環境の色情報を指定するための二値化閾値の設定</text:p>
              </text:list-item>
              <text:list-item>
                <text:p>頭がスムーズに動かすための制御</text:p>
              </text:list-item>
            </text:list>
          </draw:text-box>
        </draw:frame>
        <anim:par presentation:node-type="timing-root">
          <anim:par smil:begin="id5.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1T1" xml:id="id6" draw:id="id6">
        <office:forms form:automatic-focus="false" form:apply-design-mode="false"/>
        <draw:frame presentation:style-name="pr4" draw:layer="layout" svg:width="25.199cm" svg:height="3.506cm" svg:x="1.4cm" svg:y="0.837cm" presentation:class="title">
          <draw:text-box>
            <text:p>感想</text:p>
          </draw:text-box>
        </draw:frame>
        <draw:frame presentation:style-name="pr1" draw:layer="layout" svg:width="25.199cm" svg:height="12.18cm" svg:x="1.4cm" svg:y="6.014cm" presentation:class="outline">
          <draw:text-box>
            <text:list text:style-name="L1">
              <text:list-item>
                <text:p>最初にすごいことをしようと思っても、単にロボットが動かせるまでにかなり努力がかかった、知能どころか、ロボットを賢く見せるだけで非常に難しいことであることを今回のゼミで実感した。</text:p>
              </text:list-item>
              <text:list-item>
                <text:p>毎週一回しかないゼミだが、ロボットを動かしながら、様々な能力が身につけることができて、ロボット研究の深さと面白さを同時に体験できてとてもいい経験だった。</text:p>
              </text:list-item>
            </text:list>
          </draw:text-box>
        </draw:frame>
        <anim:par presentation:node-type="timing-root">
          <anim:par smil:begin="id6.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linesdark" xlink:href="Pictures/10000000000003200000025819812F21.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24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PGothic" style:font-family-generic="roman" style:font-pitch="variable" fo:font-size="44pt" fo:font-style="normal" fo:text-shadow="none" style:text-underline-style="none" fo:font-weight="normal" style:letter-kerning="true" style:font-family-asian="TakaoPGothic"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番号&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echuser </meta:initial-creator>
    <meta:creation-date>2014-01-06T20:11:30</meta:creation-date>
    <dc:date>2014-02-11T14:10:08</dc:date>
    <dc:creator>mechuser </dc:creator>
    <meta:editing-duration>PT22M22S</meta:editing-duration>
    <meta:editing-cycles>3</meta:editing-cycles>
    <meta:generator>LibreOffice/3.5$Linux_X86_64 LibreOffice_project/350m1$Build-2</meta:generator>
    <meta:document-statistic meta:object-count="66"/>
  </office:meta>
</office:document-meta>
</file>